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c885" officeooo:paragraph-rsid="001ec885"/>
    </style:style>
    <style:style style:name="P2" style:family="paragraph" style:parent-style-name="Standard">
      <style:text-properties officeooo:rsid="001ec885" officeooo:paragraph-rsid="0020be4a"/>
    </style:style>
    <style:style style:name="P3" style:family="paragraph" style:parent-style-name="Standard">
      <style:text-properties officeooo:rsid="0020be4a" officeooo:paragraph-rsid="0020be4a"/>
    </style:style>
    <style:style style:name="P4" style:family="paragraph" style:parent-style-name="Standard">
      <style:text-properties officeooo:rsid="001ec885" officeooo:paragraph-rsid="001ec885"/>
    </style:style>
    <style:style style:name="T1" style:family="text">
      <style:text-properties officeooo:rsid="0020be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Gagandeep Singh Khanuja</text:p>
      <text:p text:style-name="P1"># BME-595 </text:p>
      <text:p text:style-name="P1"># Deep Learning</text:p>
      <text:p text:style-name="P1"/>
      <text:p text:style-name="P1"/>
      <text:p text:style-name="P1">In this assignment, I have created a full fledged neural network which implements feed forward pass, back propagation pass and gradient descent for weight update. Four different types of logic gates were created using separate instances of the network, they were trained and tested for correctness.</text:p>
      <text:p text:style-name="P1"/>
      <text:p text:style-name="P1">API: NeuralNetwork</text:p>
      <text:p text:style-name="P1"><text:s/>The file neural_network.py implements the class.</text:p>
      <text:p text:style-name="P1"><text:s/></text:p>
      <text:p text:style-name="P1">The build(([int] in, [int] h1, [int] h2, …, [int] out)) method initializes the network with input, hidden and output layers. It also initializes random thetas from a normal distribution. Additional dictionaries dE_dTheta, a, z have been created.</text:p>
      <text:p text:style-name="P1"><text:s/></text:p>
      <text:p text:style-name="P1">The getLayer([int] layer) method returns theta(layer)</text:p>
      <text:p text:style-name="P1"><text:s/></text:p>
      <text:p text:style-name="P1">The forward([1D/2D FloatTensor] input) method performs feed forward pass, computes the final output of the network using the inputs and initialized thetas.</text:p>
      <text:p text:style-name="P1"/>
      <text:p text:style-name="P1"><text:s/>The backward([1D/2D FloatTensor] target, [string] loss) method performs the back propagation pass to calculate dE_dTheta for different layers starting from the last layer and propagating towards the input layer.</text:p>
      <text:p text:style-name="P1"/>
      <text:p text:style-name="P1"/>
      <text:p text:style-name="P1"/>
      <text:p text:style-name="P1"/>
      <text:p text:style-name="P1">Secondary API: logic_gates</text:p>
      <text:p text:style-name="P1">Classes: AND, OR, NOT, XOR</text:p>
      <text:p text:style-name="P1"/>
      <text:p text:style-name="P1">The file logic_gates.py implements these classes.</text:p>
      <text:p text:style-name="P1"/>
      <text:p text:style-name="P1">The NeuralNetwork API is used to create 4 different networks implementing the gates AND, OR, NOT, XOR.</text:p>
      <text:p text:style-name="P1"/>
      <text:p text:style-name="P1">Each class implements two public methods, viz. train and forward apart from the default methods __init__ and __call__</text:p>
      <text:p text:style-name="P1"/>
      <text:p text:style-name="P1">For training, several iterarions/epochs are run in the train() method until the total loss of the network goes below 0.01 (this is the stopping criterion).</text:p>
      <text:p text:style-name="P1"/>
      <text:p text:style-name="P1">In each iteration, the train method creates input data on the fly using different permutations of the base dataset <text:s/>and also creates the corresponding target output using Python's and, or, not and combination of these three for AND, OR, NOT, XOR gate respectively. Then it calls these methods from the NeuralNetwork class: forward(train_data), backward(target, loss), and updateParams(eta) and then goes to the next iteration.</text:p>
      <text:p text:style-name="P1"/>
      <text:p text:style-name="P1"><text:s/>The forward([boolean]x, [boolean]y) function of the logic gate is used to find output of the network after it has completed training.</text:p>
      <text:p text:style-name="P1"><text:s/>getLayer(layer) was used inside the train method to find trained weights to be used for comparison later on.</text:p>
      <text:p text:style-name="P1"><text:s text:c="2"/></text:p>
      <text:p text:style-name="P1"><text:soft-page-break/>Running the tests</text:p>
      <text:p text:style-name="P3">Run the test file test.py and check the output from the various test cases. </text:p>
      <text:p text:style-name="P1"/>
      <text:p text:style-name="P1"/>
      <text:p text:style-name="P1">RESULTS</text:p>
      <text:p text:style-name="P1">Comparison of Theta after network was trained using back propagation and SGD with the handcrafted Theta used in Homework-02</text:p>
      <text:p text:style-name="P1"/>
      <text:p text:style-name="P1">AND Gate</text:p>
      <text:p text:style-name="P2">Handcrafted Theta | Theta from Trained Network|</text:p>
      <text:p text:style-name="P2">Theta(0) = [-30, <text:s/>20, <text:s/>20] | Theta(0) = [-4.9516, <text:s/>3.2259, <text:s/>3.2256]</text:p>
      <text:p text:style-name="P1">Sign of the elements and ratio of pair of elements of Theta are almost same in both cases. </text:p>
      <text:p text:style-name="P1"/>
      <text:p text:style-name="P1">OR Gate</text:p>
      <text:p text:style-name="P1">Handcrafted Theta | Theta from Trained Network</text:p>
      <text:p text:style-name="P1">Theta(0) = [-10, <text:s/>20, <text:s/>20] | Theta(0) = [-1.3573, <text:s/>3.3278, <text:s/>3.3331]</text:p>
      <text:p text:style-name="P1">Sign of the elements and ratio of pair of elements of Theta are almost same in both cases. </text:p>
      <text:p text:style-name="P1"/>
      <text:p text:style-name="P1">NOT Gat<text:span text:style-name="T1">e</text:span></text:p>
      <text:p text:style-name="P1">Handcrafted Theta | Theta from Trained Networ<text:span text:style-name="T1">k</text:span></text:p>
      <text:p text:style-name="P1">Theta(0) = [10, -20] | Theta(0) = [1.7216, -3.7065]</text:p>
      <text:p text:style-name="P1">Similar to the last two gates, sign of the elements and ratio of pair of elements of Theta are almost same in both cases. </text:p>
      <text:p text:style-name="P1"/>
      <text:p text:style-name="P1">XOR Gate</text:p>
      <text:p text:style-name="P1">Handcrafted Theta | Theta from Trained Network</text:p>
      <text:p text:style-name="P1">Theta(0) = [[-50, <text:s/>60, -60], [-50, -60, <text:s/>60]] | Theta(0) = [[-4.5425, <text:s/>2.9612, <text:s/>2.9612], [1.5967, -5.2660, -5.2658]]</text:p>
      <text:p text:style-name="P1">Theta(1) = [-50, 60, <text:s/>60] | Theta(1) = [2.9498, -5.8073, -6.0882]</text:p>
      <text:p text:style-name="P1"/>
      <text:p text:style-name="P1"/>
      <text:p text:style-name="P1"/>
      <text:p text:style-name="P1">Observations from Plot</text:p>
      <text:p text:style-name="P1">From the plot, we observe that, the NOT gate is trained fastest as it is the most simple network. Next fastest training is OR gate. The XOR gate was next. Last was the AND gate. It should be noted that we could have stopped our training earlier for AND Gate such that it still gave correct output.</text:p>
      <text:p text:style-name="P1"/>
      <text:p text:style-name="P1">Except XOR, all other gates are linear classifier and only had input and output layer (no hidden layer). So, the network was able to quickly approach low errors, indicated by the steep slope of the curve. However, the XOR gate is a non-linear classifier, hence, the change was more gradual in this c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3T17:18:15.978781279</meta:creation-date>
    <dc:date>2018-09-13T17:36:33.043775409</dc:date>
    <meta:editing-duration>PT5M30S</meta:editing-duration>
    <meta:editing-cycles>3</meta:editing-cycles>
    <meta:generator>LibreOffice/6.0.3.2$Linux_X86_64 LibreOffice_project/00m0$Build-2</meta:generator>
    <meta:document-statistic meta:table-count="0" meta:image-count="0" meta:object-count="0" meta:page-count="2" meta:paragraph-count="46" meta:word-count="639" meta:character-count="3960" meta:non-whitespace-character-count="3335"/>
  </office:meta>
</office:document-meta>
</file>